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MyLaptop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ystème expert d’ordre 0+</text:p>
            <text:p>Clément Brizard – Tran Thi Son Nu</text:p>
            <text:p>21/10/17 - IA0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0T19:00:02.008753061</meta:creation-date>
    <dc:date>2017-12-20T19:14:59.636536695</dc:date>
    <meta:editing-duration>PT4M47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